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166" officeooo:paragraph-rsid="00042166"/>
    </style:style>
    <style:style style:name="P2" style:family="paragraph" style:parent-style-name="Standard">
      <style:text-properties fo:color="#c9211e" loext:opacity="100%" officeooo:rsid="00042166" officeooo:paragraph-rsid="00042166"/>
    </style:style>
    <style:style style:name="P3" style:family="paragraph" style:parent-style-name="Standard">
      <style:text-properties fo:color="#c9211e" loext:opacity="100%" officeooo:rsid="0005ca99" officeooo:paragraph-rsid="0005ca99"/>
    </style:style>
    <style:style style:name="P4" style:family="paragraph" style:parent-style-name="Standard">
      <style:text-properties fo:color="#c9211e" loext:opacity="100%" officeooo:rsid="00072db2" officeooo:paragraph-rsid="00072db2"/>
    </style:style>
    <style:style style:name="P5" style:family="paragraph" style:parent-style-name="Standard">
      <style:text-properties fo:color="#000000" loext:opacity="100%" officeooo:rsid="00072db2" officeooo:paragraph-rsid="00072db2"/>
    </style:style>
    <style:style style:name="P6" style:family="paragraph" style:parent-style-name="Standard">
      <style:text-properties fo:color="#000000" loext:opacity="100%" officeooo:rsid="0005ca99" officeooo:paragraph-rsid="0005ca99"/>
    </style:style>
    <style:style style:name="P7" style:family="paragraph" style:parent-style-name="Standard">
      <style:paragraph-properties style:writing-mode="lr-tb"/>
      <style:text-properties fo:color="#000000" loext:opacity="100%" officeooo:rsid="0005ca99" officeooo:paragraph-rsid="0005ca99"/>
    </style:style>
    <style:style style:name="P8" style:family="paragraph" style:parent-style-name="Standard">
      <style:text-properties fo:color="#000000" loext:opacity="100%" officeooo:rsid="00042166" officeooo:paragraph-rsid="00042166"/>
    </style:style>
    <style:style style:name="T1" style:family="text">
      <style:text-properties fo:color="#000000" loext:opacity="100%"/>
    </style:style>
    <style:style style:name="T2" style:family="text">
      <style:text-properties officeooo:rsid="00072db2"/>
    </style:style>
    <style:style style:name="T3" style:family="text">
      <style:text-properties fo:font-weight="bold" officeooo:rsid="00072db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2db2" style:font-weight-asian="normal" style:font-weight-complex="normal"/>
    </style:style>
    <style:style style:name="T6" style:family="text">
      <style:text-properties officeooo:rsid="00072d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1] What is meant by the term prompt? </text:p>
      <text:p text:style-name="P2">A prompt is a message displayed to the user requesting input, typically explaining what kind of data should be entered, such as “Enter your name”.</text:p>
      <text:p text:style-name="P2"/>
      <text:p text:style-name="P2"><text:span text:style-name="T1">[2] Which operator do you use to read into a variable?</text:span></text:p>
      <text:p text:style-name="P2">The extraction operator &gt;&gt; (from cin, as in cin &gt;&gt; variable)</text:p>
      <text:p text:style-name="P2"/>
      <text:p text:style-name="P8">[3] What notations can you use to initialize an object?</text:p>
      <text:p text:style-name="P2">- copy initialization: int x = 5;</text:p>
      <text:p text:style-name="P2">- direct initialization: int x(5);</text:p>
      <text:p text:style-name="P2">- list initialization (uniform): int x{5};</text:p>
      <text:p text:style-name="P2">- default initialization: int x{};</text:p>
      <text:p text:style-name="P2"/>
      <text:p text:style-name="P8">[4] Two lines of code to ask user for an integer:</text:p>
      <text:p text:style-name="P2">cout &lt;&lt; “Please enter an integer: “ ;</text:p>
      <text:p text:style-name="P2">cin &gt;&gt; number;</text:p>
      <text:p text:style-name="P2"/>
      <text:p text:style-name="P8">[5] What is \n called and what purpose does it serve? </text:p>
      <text:p text:style-name="P2">\n is called a newline character, it moves the cursor to the beginning of the next line, effectively creating a line break in output.</text:p>
      <text:p text:style-name="P2"/>
      <text:p text:style-name="P8">[6] What terminates input into a string? </text:p>
      <text:p text:style-name="P2">Whitespace characters (space, tab, newline) terminate input into a string when using &gt;&gt;</text:p>
      <text:p text:style-name="P2"/>
      <text:p text:style-name="P8">[7] What terminates input into an integer? </text:p>
      <text:p text:style-name="P2">Whitespace characters or any character that cannot be part of an integer</text:p>
      <text:p text:style-name="P2"/>
      <text:p text:style-name="P8">[8] How would you write the following as a single line of code:</text:p>
      <text:p text:style-name="P2">cout &lt;&lt; “Hello, “;</text:p>
      <text:p text:style-name="P2">cout &lt;&lt; first_name;</text:p>
      <text:p text:style-name="P2">cout &lt;&lt; “!\n”;</text:p>
      <text:p text:style-name="P2"/>
      <text:p text:style-name="P3">single line version:</text:p>
      <text:p text:style-name="P3">cout &lt;&lt; “Hello, “ &lt;&lt; first_name &lt;&lt; “!\n”;</text:p>
      <text:p text:style-name="P3"/>
      <text:p text:style-name="P6">[9] What is an object?</text:p>
      <text:p text:style-name="P3">An object is a region of memory with a type that specifies which kind of information can be placed within it</text:p>
      <text:p text:style-name="P2"><text:s/></text:p>
      <text:p text:style-name="P6">[10] What is a literal? </text:p>
      <text:p text:style-name="P3">A literal is a notation for a value of a given type that appears directly in source code (ie; 42, “hello”, 3.14)</text:p>
      <text:p text:style-name="P3"/>
      <text:p text:style-name="P7">[11] What kinds of literals are there? </text:p>
      <text:p text:style-name="P3">- integer literals (42, 0x2A)</text:p>
      <text:p text:style-name="P3">- floating point literals (3.14, 1.2e-3)</text:p>
      <text:p text:style-name="P3">- character literals (‘a’, ‘\n’)</text:p>
      <text:p text:style-name="P3">- string literals (“hello”)</text:p>
      <text:p text:style-name="P3">- boolean literals (true, false)</text:p>
      <text:p text:style-name="P3"/>
      <text:p text:style-name="P6">[12] What is a variable?</text:p>
      <text:p text:style-name="P3"><text:soft-page-break/>A variable is a named object that can hold values and whose values can be changed during execution</text:p>
      <text:p text:style-name="P3"/>
      <text:p text:style-name="P6">[13] What are typical sizes for a char, an int, and a double?</text:p>
      <text:p text:style-name="P3">- char: 1 byte</text:p>
      <text:p text:style-name="P3">- int: 4 bytes (typically)</text:p>
      <text:p text:style-name="P3">- double: 8 bytes</text:p>
      <text:p text:style-name="P3"/>
      <text:p text:style-name="P6">[14] What measures do we use for size of small entities? </text:p>
      <text:p text:style-name="P3">Bytes and bits, memory is typically measured in bytes, where 1 byte = 8 bits</text:p>
      <text:p text:style-name="P3"/>
      <text:p text:style-name="P6">[15] What is the difference between = and ==?</text:p>
      <text:p text:style-name="P3">- = is the assignment operator (assigns values)</text:p>
      <text:p text:style-name="P3">- == is the equality comparison operator (tests for equality)</text:p>
      <text:p text:style-name="P3"/>
      <text:p text:style-name="P6">[16] What is a definition?</text:p>
      <text:p text:style-name="P3">A definition is a declaration that allocates memory for an object and may initialize it</text:p>
      <text:p text:style-name="P3"/>
      <text:p text:style-name="P6">[17] What is an initialization and how does it differ from an assignment?</text:p>
      <text:p text:style-name="P3">- initialization gives an object its initial value when its created</text:p>
      <text:p text:style-name="P3">- assignment changes the value of an already existing object</text:p>
      <text:p text:style-name="P3">- initialization happens once at object creation; assignment can happen multiple times</text:p>
      <text:p text:style-name="P3"/>
      <text:p text:style-name="P6">[18] What is a string concatenation and how do you make it work in C++?</text:p>
      <text:p text:style-name="P3">string concatenation is joining string together. In C++ string results = string1 + string2;</text:p>
      <text:p text:style-name="P3"/>
      <text:p text:style-name="P6">[19] What operators can you apply to an int? </text:p>
      <text:p text:style-name="P3">- arithmetic: +, -, *, /, %</text:p>
      <text:p text:style-name="P3">- comparison: ==, !=, &lt;, &gt;, &lt;=, &gt;=</text:p>
      <text:p text:style-name="P3">- assignment: =, +=, -=, *=, /=, %=</text:p>
      <text:p text:style-name="P3">- incrememnt/decrement: ++, --</text:p>
      <text:p text:style-name="P3"/>
      <text:p text:style-name="P6">[20] Which of the following are legal names in C++? If a name is not legal, why not? </text:p>
      <text:p text:style-name="P3">- <text:span text:style-name="T2">This_little_pig: legal</text:span></text:p>
      <text:p text:style-name="P3">- <text:span text:style-name="T2">This_1_is: legal</text:span></text:p>
      <text:p text:style-name="P4">- fine: legal</text:p>
      <text:p text:style-name="P4">- 2_For_1_special: illegal (starts with digit)</text:p>
      <text:p text:style-name="P3">- <text:span text:style-name="T2">latest: legal</text:span></text:p>
      <text:p text:style-name="P3">- <text:span text:style-name="T2">thing: legal</text:span></text:p>
      <text:p text:style-name="P3">- <text:a xlink:type="simple" xlink:href="mailto:George@home" text:style-name="Internet_20_link" text:visited-style-name="Visited_20_Internet_20_Link"><text:span text:style-name="T2">George@home</text:span></text:a><text:span text:style-name="T2">: illegal(@ not allowed)</text:span></text:p>
      <text:p text:style-name="P3">- *<text:span text:style-name="T3">this*</text:span><text:span text:style-name="T5">is_ok: illegal (* not allowed)</text:span></text:p>
      <text:p text:style-name="P3"><text:span text:style-name="T5">- MineMineMine: Legal</text:span></text:p>
      <text:p text:style-name="P3"><text:span text:style-name="T5">- number – legal</text:span></text:p>
      <text:p text:style-name="P3"><text:span text:style-name="T5">- correct?: illegal (? not allowed)</text:span></text:p>
      <text:p text:style-name="P3"><text:span text:style-name="T5">- stroustrup.com: illegal (. not allowed)</text:span></text:p>
      <text:p text:style-name="P4"><text:span text:style-name="T4">- $PATH: illegal ($ not allowed)</text:span></text:p>
      <text:p text:style-name="P4"><text:span text:style-name="T4"/></text:p>
      <text:p text:style-name="P6">[21] Give five examples of legal names that you shouldn’t use because they are likely to cause confusion</text:p>
      <text:p text:style-name="P3">- <text:span text:style-name="T2">int (keyword)</text:span></text:p>
      <text:p text:style-name="P3">- <text:span text:style-name="T2">main (special function name)</text:span></text:p>
      <text:p text:style-name="P3">- <text:span text:style-name="T2">cout (stnadard library name)</text:span></text:p>
      <text:p text:style-name="P4"><text:soft-page-break/>- string (standard library type)</text:p>
      <text:p text:style-name="P4">- std (could be confused with std:: standard library)</text:p>
      <text:p text:style-name="P3"/>
      <text:p text:style-name="P6">[22] What are some good rules for choosing names?</text:p>
      <text:p text:style-name="P3">- <text:span text:style-name="T2">meaningful, descriptive</text:span></text:p>
      <text:p text:style-name="P3">- <text:span text:style-name="T2">consistent naming conventions</text:span></text:p>
      <text:p text:style-name="P3">- <text:span text:style-name="T2">avoid abbreviations unless widely understood</text:span></text:p>
      <text:p text:style-name="P3">- <text:span text:style-name="T2">avoid names that differ only slightly</text:span></text:p>
      <text:p text:style-name="P3"/>
      <text:p text:style-name="P6">[23] What is type safety and why is it important? </text:p>
      <text:p text:style-name="P4">- type safety means that objects are used only according to their type. It’s important because it prevents many programming errors and makes code more reliable and easier to understand</text:p>
      <text:p text:style-name="P3"/>
      <text:p text:style-name="P6">[24] Why can conversion from double to int be a bad thing? </text:p>
      <text:p text:style-name="P3">- <text:span text:style-name="T2">it truncates the fractional part (losing precision) and can result in unexpected values, expecially for large doubles that exceed in range</text:span></text:p>
      <text:p text:style-name="P3"/>
      <text:p text:style-name="P5">[25] Define a rule to help decide if a conversion from one type to another is safe or unsafe.</text:p>
      <text:p text:style-name="P4">- a conversion is safe if no information is lost and the value remains unchanged. It’s unsafe if precision is lost, range is exceeded, or the meaning changes</text:p>
      <text:p text:style-name="P4"/>
      <text:p text:style-name="P5">[26] How can we avoid undesirable conversions? </text:p>
      <text:p text:style-name="P4">- <text:span text:style-name="T6">use explicit casts when conversion is intended</text:span></text:p>
      <text:p text:style-name="P4">- <text:span text:style-name="T6">use list initialization {} which prevents narrowing conversions</text:span></text:p>
      <text:p text:style-name="P4">- <text:span text:style-name="T6">be careful with mixed-type arithmetic</text:span></text:p>
      <text:p text:style-name="P4">- <text:span text:style-name="T6">use appropriate types from the start</text:span></text:p>
      <text:p text:style-name="P4"/>
      <text:p text:style-name="P5">[27] What are the uses of auto? </text:p>
      <text:p text:style-name="P4">- <text:span text:style-name="T6">type deduction: auto x = 43; (x is int)</text:span></text:p>
      <text:p text:style-name="P4">- <text:span text:style-name="T6">simplifying complex type names: auto b = lst.begin()</text:span></text:p>
      <text:p text:style-name="P4">- <text:span text:style-name="T6">template programming where exact type is complex</text:span></text:p>
      <text:p text:style-name="P4">- <text:span text:style-name="T6">ensuring you get the exact type returned by a fun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2:59:18.125935464</meta:creation-date>
    <dc:date>2025-06-01T13:35:24.136911621</dc:date>
    <meta:editing-duration>PT4M4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00" meta:word-count="887" meta:character-count="4967" meta:non-whitespace-character-count="4164"/>
  </office:meta>
</office:document-meta>
</file>